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r1</text:p>
          </table:table-cell>
          <table:table-cell office:value-type="float" office:value="115256524" calcext:value-type="float">
            <text:p>115256524</text:p>
          </table:table-cell>
          <table:table-cell office:value-type="float" office:value="115256535" calcext:value-type="float">
            <text:p>115256535</text:p>
          </table:table-cell>
          <table:table-cell office:value-type="string" calcext:value-type="string">
            <text:p>NRAS_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15258726" calcext:value-type="float">
            <text:p>115258726</text:p>
          </table:table-cell>
          <table:table-cell office:value-type="float" office:value="115258752" calcext:value-type="float">
            <text:p>115258752</text:p>
          </table:table-cell>
          <table:table-cell office:value-type="string" calcext:value-type="string">
            <text:p>NRAS_2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3609074" calcext:value-type="float">
            <text:p>43609074</text:p>
          </table:table-cell>
          <table:table-cell office:value-type="float" office:value="43609108" calcext:value-type="float">
            <text:p>43609108</text:p>
          </table:table-cell>
          <table:table-cell office:value-type="string" calcext:value-type="string">
            <text:p>RET_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3609936" calcext:value-type="float">
            <text:p>43609936</text:p>
          </table:table-cell>
          <table:table-cell office:value-type="float" office:value="43609970" calcext:value-type="float">
            <text:p>43609970</text:p>
          </table:table-cell>
          <table:table-cell office:value-type="string" calcext:value-type="string">
            <text:p>RET_2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3613836" calcext:value-type="float">
            <text:p>43613836</text:p>
          </table:table-cell>
          <table:table-cell office:value-type="float" office:value="43613844" calcext:value-type="float">
            <text:p>43613844</text:p>
          </table:table-cell>
          <table:table-cell office:value-type="string" calcext:value-type="string">
            <text:p>RET_3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3615563" calcext:value-type="float">
            <text:p>43615563</text:p>
          </table:table-cell>
          <table:table-cell office:value-type="float" office:value="43615573" calcext:value-type="float">
            <text:p>43615573</text:p>
          </table:table-cell>
          <table:table-cell office:value-type="string" calcext:value-type="string">
            <text:p>RET_4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3617412" calcext:value-type="float">
            <text:p>43617412</text:p>
          </table:table-cell>
          <table:table-cell office:value-type="float" office:value="43617420" calcext:value-type="float">
            <text:p>43617420</text:p>
          </table:table-cell>
          <table:table-cell office:value-type="string" calcext:value-type="string">
            <text:p>RET_5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89624238" calcext:value-type="float">
            <text:p>89624238</text:p>
          </table:table-cell>
          <table:table-cell office:value-type="float" office:value="89624248" calcext:value-type="float">
            <text:p>89624248</text:p>
          </table:table-cell>
          <table:table-cell office:value-type="string" calcext:value-type="string">
            <text:p>PTEN_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89685303" calcext:value-type="float">
            <text:p>89685303</text:p>
          </table:table-cell>
          <table:table-cell office:value-type="float" office:value="89685311" calcext:value-type="float">
            <text:p>89685311</text:p>
          </table:table-cell>
          <table:table-cell office:value-type="string" calcext:value-type="string">
            <text:p>PTEN_2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89711889" calcext:value-type="float">
            <text:p>89711889</text:p>
          </table:table-cell>
          <table:table-cell office:value-type="float" office:value="89711904" calcext:value-type="float">
            <text:p>89711904</text:p>
          </table:table-cell>
          <table:table-cell office:value-type="string" calcext:value-type="string">
            <text:p>PTEN_3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89717611" calcext:value-type="float">
            <text:p>89717611</text:p>
          </table:table-cell>
          <table:table-cell office:value-type="float" office:value="89717776" calcext:value-type="float">
            <text:p>89717776</text:p>
          </table:table-cell>
          <table:table-cell office:value-type="string" calcext:value-type="string">
            <text:p>PTEN_4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89720712" calcext:value-type="float">
            <text:p>89720712</text:p>
          </table:table-cell>
          <table:table-cell office:value-type="float" office:value="89720856" calcext:value-type="float">
            <text:p>89720856</text:p>
          </table:table-cell>
          <table:table-cell office:value-type="string" calcext:value-type="string">
            <text:p>PTEN_5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23258030" calcext:value-type="float">
            <text:p>123258030</text:p>
          </table:table-cell>
          <table:table-cell office:value-type="float" office:value="123258038" calcext:value-type="float">
            <text:p>123258038</text:p>
          </table:table-cell>
          <table:table-cell office:value-type="string" calcext:value-type="string">
            <text:p>FGFR2_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23274770" calcext:value-type="float">
            <text:p>123274770</text:p>
          </table:table-cell>
          <table:table-cell office:value-type="float" office:value="123274807" calcext:value-type="float">
            <text:p>123274807</text:p>
          </table:table-cell>
          <table:table-cell office:value-type="string" calcext:value-type="string">
            <text:p>FGFR2_2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23279499" calcext:value-type="float">
            <text:p>123279499</text:p>
          </table:table-cell>
          <table:table-cell office:value-type="float" office:value="123279507" calcext:value-type="float">
            <text:p>123279507</text:p>
          </table:table-cell>
          <table:table-cell office:value-type="string" calcext:value-type="string">
            <text:p>FGFR2_3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23279673" calcext:value-type="float">
            <text:p>123279673</text:p>
          </table:table-cell>
          <table:table-cell office:value-type="float" office:value="123279681" calcext:value-type="float">
            <text:p>123279681</text:p>
          </table:table-cell>
          <table:table-cell office:value-type="string" calcext:value-type="string">
            <text:p>FGFR2_4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533869" calcext:value-type="float">
            <text:p>533869</text:p>
          </table:table-cell>
          <table:table-cell office:value-type="float" office:value="533879" calcext:value-type="float">
            <text:p>533879</text:p>
          </table:table-cell>
          <table:table-cell office:value-type="string" calcext:value-type="string">
            <text:p>HRAS_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534281" calcext:value-type="float">
            <text:p>534281</text:p>
          </table:table-cell>
          <table:table-cell office:value-type="float" office:value="534293" calcext:value-type="float">
            <text:p>534293</text:p>
          </table:table-cell>
          <table:table-cell office:value-type="string" calcext:value-type="string">
            <text:p>HRAS_2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22646799" calcext:value-type="float">
            <text:p>22646799</text:p>
          </table:table-cell>
          <table:table-cell office:value-type="float" office:value="22646807" calcext:value-type="float">
            <text:p>22646807</text:p>
          </table:table-cell>
          <table:table-cell office:value-type="string" calcext:value-type="string">
            <text:p>FANCF_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10638" calcext:value-type="float">
            <text:p>32410638</text:p>
          </table:table-cell>
          <table:table-cell office:value-type="float" office:value="32410667" calcext:value-type="float">
            <text:p>32410667</text:p>
          </table:table-cell>
          <table:table-cell office:value-type="string" calcext:value-type="string">
            <text:p>WT1_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13514" calcext:value-type="float">
            <text:p>32413514</text:p>
          </table:table-cell>
          <table:table-cell office:value-type="float" office:value="32413614" calcext:value-type="float">
            <text:p>32413614</text:p>
          </table:table-cell>
          <table:table-cell office:value-type="string" calcext:value-type="string">
            <text:p>WT1_2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14226" calcext:value-type="float">
            <text:p>32414226</text:p>
          </table:table-cell>
          <table:table-cell office:value-type="float" office:value="32414307" calcext:value-type="float">
            <text:p>32414307</text:p>
          </table:table-cell>
          <table:table-cell office:value-type="string" calcext:value-type="string">
            <text:p>WT1_3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17807" calcext:value-type="float">
            <text:p>32417807</text:p>
          </table:table-cell>
          <table:table-cell office:value-type="float" office:value="32418012" calcext:value-type="float">
            <text:p>32418012</text:p>
          </table:table-cell>
          <table:table-cell office:value-type="string" calcext:value-type="string">
            <text:p>WT1_4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21492" calcext:value-type="float">
            <text:p>32421492</text:p>
          </table:table-cell>
          <table:table-cell office:value-type="float" office:value="32421579" calcext:value-type="float">
            <text:p>32421579</text:p>
          </table:table-cell>
          <table:table-cell office:value-type="string" calcext:value-type="string">
            <text:p>WT1_5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38032" calcext:value-type="float">
            <text:p>32438032</text:p>
          </table:table-cell>
          <table:table-cell office:value-type="float" office:value="32438090" calcext:value-type="float">
            <text:p>32438090</text:p>
          </table:table-cell>
          <table:table-cell office:value-type="string" calcext:value-type="string">
            <text:p>WT1_6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39151" calcext:value-type="float">
            <text:p>32439151</text:p>
          </table:table-cell>
          <table:table-cell office:value-type="float" office:value="32439162" calcext:value-type="float">
            <text:p>32439162</text:p>
          </table:table-cell>
          <table:table-cell office:value-type="string" calcext:value-type="string">
            <text:p>WT1_7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49498" calcext:value-type="float">
            <text:p>32449498</text:p>
          </table:table-cell>
          <table:table-cell office:value-type="float" office:value="32449667" calcext:value-type="float">
            <text:p>32449667</text:p>
          </table:table-cell>
          <table:table-cell office:value-type="string" calcext:value-type="string">
            <text:p>WT1_8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50042" calcext:value-type="float">
            <text:p>32450042</text:p>
          </table:table-cell>
          <table:table-cell office:value-type="float" office:value="32450157" calcext:value-type="float">
            <text:p>32450157</text:p>
          </table:table-cell>
          <table:table-cell office:value-type="string" calcext:value-type="string">
            <text:p>WT1_9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2456240" calcext:value-type="float">
            <text:p>32456240</text:p>
          </table:table-cell>
          <table:table-cell office:value-type="float" office:value="32456612" calcext:value-type="float">
            <text:p>32456612</text:p>
          </table:table-cell>
          <table:table-cell office:value-type="string" calcext:value-type="string">
            <text:p>WT1_10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17843" calcext:value-type="float">
            <text:p>108117843</text:p>
          </table:table-cell>
          <table:table-cell office:value-type="float" office:value="108117852" calcext:value-type="float">
            <text:p>108117852</text:p>
          </table:table-cell>
          <table:table-cell office:value-type="string" calcext:value-type="string">
            <text:p>ATM_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19819" calcext:value-type="float">
            <text:p>108119819</text:p>
          </table:table-cell>
          <table:table-cell office:value-type="float" office:value="108119827" calcext:value-type="float">
            <text:p>108119827</text:p>
          </table:table-cell>
          <table:table-cell office:value-type="string" calcext:value-type="string">
            <text:p>ATM_2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23547" calcext:value-type="float">
            <text:p>108123547</text:p>
          </table:table-cell>
          <table:table-cell office:value-type="float" office:value="108123555" calcext:value-type="float">
            <text:p>108123555</text:p>
          </table:table-cell>
          <table:table-cell office:value-type="string" calcext:value-type="string">
            <text:p>ATM_3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37969" calcext:value-type="float">
            <text:p>108137969</text:p>
          </table:table-cell>
          <table:table-cell office:value-type="float" office:value="108138007" calcext:value-type="float">
            <text:p>108138007</text:p>
          </table:table-cell>
          <table:table-cell office:value-type="string" calcext:value-type="string">
            <text:p>ATM_4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55128" calcext:value-type="float">
            <text:p>108155128</text:p>
          </table:table-cell>
          <table:table-cell office:value-type="float" office:value="108155136" calcext:value-type="float">
            <text:p>108155136</text:p>
          </table:table-cell>
          <table:table-cell office:value-type="string" calcext:value-type="string">
            <text:p>ATM_5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70472" calcext:value-type="float">
            <text:p>108170472</text:p>
          </table:table-cell>
          <table:table-cell office:value-type="float" office:value="108170483" calcext:value-type="float">
            <text:p>108170483</text:p>
          </table:table-cell>
          <table:table-cell office:value-type="string" calcext:value-type="string">
            <text:p>ATM_6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72417" calcext:value-type="float">
            <text:p>108172417</text:p>
          </table:table-cell>
          <table:table-cell office:value-type="float" office:value="108172425" calcext:value-type="float">
            <text:p>108172425</text:p>
          </table:table-cell>
          <table:table-cell office:value-type="string" calcext:value-type="string">
            <text:p>ATM_7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73636" calcext:value-type="float">
            <text:p>108173636</text:p>
          </table:table-cell>
          <table:table-cell office:value-type="float" office:value="108173644" calcext:value-type="float">
            <text:p>108173644</text:p>
          </table:table-cell>
          <table:table-cell office:value-type="string" calcext:value-type="string">
            <text:p>ATM_8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180941" calcext:value-type="float">
            <text:p>108180941</text:p>
          </table:table-cell>
          <table:table-cell office:value-type="float" office:value="108180949" calcext:value-type="float">
            <text:p>108180949</text:p>
          </table:table-cell>
          <table:table-cell office:value-type="string" calcext:value-type="string">
            <text:p>ATM_9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00954" calcext:value-type="float">
            <text:p>108200954</text:p>
          </table:table-cell>
          <table:table-cell office:value-type="float" office:value="108200965" calcext:value-type="float">
            <text:p>108200965</text:p>
          </table:table-cell>
          <table:table-cell office:value-type="string" calcext:value-type="string">
            <text:p>ATM_10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04677" calcext:value-type="float">
            <text:p>108204677</text:p>
          </table:table-cell>
          <table:table-cell office:value-type="float" office:value="108204685" calcext:value-type="float">
            <text:p>108204685</text:p>
          </table:table-cell>
          <table:table-cell office:value-type="string" calcext:value-type="string">
            <text:p>ATM_1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05765" calcext:value-type="float">
            <text:p>108205765</text:p>
          </table:table-cell>
          <table:table-cell office:value-type="float" office:value="108205773" calcext:value-type="float">
            <text:p>108205773</text:p>
          </table:table-cell>
          <table:table-cell office:value-type="string" calcext:value-type="string">
            <text:p>ATM_12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06590" calcext:value-type="float">
            <text:p>108206590</text:p>
          </table:table-cell>
          <table:table-cell office:value-type="float" office:value="108206598" calcext:value-type="float">
            <text:p>108206598</text:p>
          </table:table-cell>
          <table:table-cell office:value-type="string" calcext:value-type="string">
            <text:p>ATM_13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18085" calcext:value-type="float">
            <text:p>108218085</text:p>
          </table:table-cell>
          <table:table-cell office:value-type="float" office:value="108218093" calcext:value-type="float">
            <text:p>108218093</text:p>
          </table:table-cell>
          <table:table-cell office:value-type="string" calcext:value-type="string">
            <text:p>ATM_14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25586" calcext:value-type="float">
            <text:p>108225586</text:p>
          </table:table-cell>
          <table:table-cell office:value-type="float" office:value="108225594" calcext:value-type="float">
            <text:p>108225594</text:p>
          </table:table-cell>
          <table:table-cell office:value-type="string" calcext:value-type="string">
            <text:p>ATM_15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8236082" calcext:value-type="float">
            <text:p>108236082</text:p>
          </table:table-cell>
          <table:table-cell office:value-type="float" office:value="108236207" calcext:value-type="float">
            <text:p>108236207</text:p>
          </table:table-cell>
          <table:table-cell office:value-type="string" calcext:value-type="string">
            <text:p>ATM_16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25378558" calcext:value-type="float">
            <text:p>25378558</text:p>
          </table:table-cell>
          <table:table-cell office:value-type="float" office:value="25378566" calcext:value-type="float">
            <text:p>25378566</text:p>
          </table:table-cell>
          <table:table-cell office:value-type="string" calcext:value-type="string">
            <text:p>KRAS_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25380271" calcext:value-type="float">
            <text:p>25380271</text:p>
          </table:table-cell>
          <table:table-cell office:value-type="float" office:value="25380287" calcext:value-type="float">
            <text:p>25380287</text:p>
          </table:table-cell>
          <table:table-cell office:value-type="string" calcext:value-type="string">
            <text:p>KRAS_2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25398251" calcext:value-type="float">
            <text:p>25398251</text:p>
          </table:table-cell>
          <table:table-cell office:value-type="float" office:value="25398289" calcext:value-type="float">
            <text:p>25398289</text:p>
          </table:table-cell>
          <table:table-cell office:value-type="string" calcext:value-type="string">
            <text:p>KRAS_3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28592616" calcext:value-type="float">
            <text:p>28592616</text:p>
          </table:table-cell>
          <table:table-cell office:value-type="float" office:value="28592657" calcext:value-type="float">
            <text:p>28592657</text:p>
          </table:table-cell>
          <table:table-cell office:value-type="string" calcext:value-type="string">
            <text:p>FLT3_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28602325" calcext:value-type="float">
            <text:p>28602325</text:p>
          </table:table-cell>
          <table:table-cell office:value-type="float" office:value="28602333" calcext:value-type="float">
            <text:p>28602333</text:p>
          </table:table-cell>
          <table:table-cell office:value-type="string" calcext:value-type="string">
            <text:p>FLT3_2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28608240" calcext:value-type="float">
            <text:p>28608240</text:p>
          </table:table-cell>
          <table:table-cell office:value-type="float" office:value="28608345" calcext:value-type="float">
            <text:p>28608345</text:p>
          </table:table-cell>
          <table:table-cell office:value-type="string" calcext:value-type="string">
            <text:p>FLT3_3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28610134" calcext:value-type="float">
            <text:p>28610134</text:p>
          </table:table-cell>
          <table:table-cell office:value-type="float" office:value="28610142" calcext:value-type="float">
            <text:p>28610142</text:p>
          </table:table-cell>
          <table:table-cell office:value-type="string" calcext:value-type="string">
            <text:p>FLT3_4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5246451" calcext:value-type="float">
            <text:p>105246451</text:p>
          </table:table-cell>
          <table:table-cell office:value-type="float" office:value="105246459" calcext:value-type="float">
            <text:p>105246459</text:p>
          </table:table-cell>
          <table:table-cell office:value-type="string" calcext:value-type="string">
            <text:p>AKT1_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66729189" calcext:value-type="float">
            <text:p>66729189</text:p>
          </table:table-cell>
          <table:table-cell office:value-type="float" office:value="66729197" calcext:value-type="float">
            <text:p>66729197</text:p>
          </table:table-cell>
          <table:table-cell office:value-type="string" calcext:value-type="string">
            <text:p>MAP2K1_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66777350" calcext:value-type="float">
            <text:p>66777350</text:p>
          </table:table-cell>
          <table:table-cell office:value-type="float" office:value="66777358" calcext:value-type="float">
            <text:p>66777358</text:p>
          </table:table-cell>
          <table:table-cell office:value-type="string" calcext:value-type="string">
            <text:p>MAP2K1_2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90630427" calcext:value-type="float">
            <text:p>90630427</text:p>
          </table:table-cell>
          <table:table-cell office:value-type="float" office:value="90630435" calcext:value-type="float">
            <text:p>90630435</text:p>
          </table:table-cell>
          <table:table-cell office:value-type="string" calcext:value-type="string">
            <text:p>IDH2_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90631833" calcext:value-type="float">
            <text:p>90631833</text:p>
          </table:table-cell>
          <table:table-cell office:value-type="float" office:value="90631939" calcext:value-type="float">
            <text:p>90631939</text:p>
          </table:table-cell>
          <table:table-cell office:value-type="string" calcext:value-type="string">
            <text:p>IDH2_2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15131" calcext:value-type="float">
            <text:p>89815131</text:p>
          </table:table-cell>
          <table:table-cell office:value-type="float" office:value="89815139" calcext:value-type="float">
            <text:p>89815139</text:p>
          </table:table-cell>
          <table:table-cell office:value-type="string" calcext:value-type="string">
            <text:p>FANCA_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16301" calcext:value-type="float">
            <text:p>89816301</text:p>
          </table:table-cell>
          <table:table-cell office:value-type="float" office:value="89816310" calcext:value-type="float">
            <text:p>89816310</text:p>
          </table:table-cell>
          <table:table-cell office:value-type="string" calcext:value-type="string">
            <text:p>FANCA_2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25000" calcext:value-type="float">
            <text:p>89825000</text:p>
          </table:table-cell>
          <table:table-cell office:value-type="float" office:value="89825008" calcext:value-type="float">
            <text:p>89825008</text:p>
          </table:table-cell>
          <table:table-cell office:value-type="string" calcext:value-type="string">
            <text:p>FANCA_3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28410" calcext:value-type="float">
            <text:p>89828410</text:p>
          </table:table-cell>
          <table:table-cell office:value-type="float" office:value="89828418" calcext:value-type="float">
            <text:p>89828418</text:p>
          </table:table-cell>
          <table:table-cell office:value-type="string" calcext:value-type="string">
            <text:p>FANCA_4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46288" calcext:value-type="float">
            <text:p>89846288</text:p>
          </table:table-cell>
          <table:table-cell office:value-type="float" office:value="89846296" calcext:value-type="float">
            <text:p>89846296</text:p>
          </table:table-cell>
          <table:table-cell office:value-type="string" calcext:value-type="string">
            <text:p>FANCA_5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49479" calcext:value-type="float">
            <text:p>89849479</text:p>
          </table:table-cell>
          <table:table-cell office:value-type="float" office:value="89849487" calcext:value-type="float">
            <text:p>89849487</text:p>
          </table:table-cell>
          <table:table-cell office:value-type="string" calcext:value-type="string">
            <text:p>FANCA_6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65572" calcext:value-type="float">
            <text:p>89865572</text:p>
          </table:table-cell>
          <table:table-cell office:value-type="float" office:value="89865580" calcext:value-type="float">
            <text:p>89865580</text:p>
          </table:table-cell>
          <table:table-cell office:value-type="string" calcext:value-type="string">
            <text:p>FANCA_7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77153" calcext:value-type="float">
            <text:p>89877153</text:p>
          </table:table-cell>
          <table:table-cell office:value-type="float" office:value="89877161" calcext:value-type="float">
            <text:p>89877161</text:p>
          </table:table-cell>
          <table:table-cell office:value-type="string" calcext:value-type="string">
            <text:p>FANCA_8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73999" calcext:value-type="float">
            <text:p>7573999</text:p>
          </table:table-cell>
          <table:table-cell office:value-type="float" office:value="7574025" calcext:value-type="float">
            <text:p>7574025</text:p>
          </table:table-cell>
          <table:table-cell office:value-type="string" calcext:value-type="string">
            <text:p>TP53_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77018" calcext:value-type="float">
            <text:p>7577018</text:p>
          </table:table-cell>
          <table:table-cell office:value-type="float" office:value="7577133" calcext:value-type="float">
            <text:p>7577133</text:p>
          </table:table-cell>
          <table:table-cell office:value-type="string" calcext:value-type="string">
            <text:p>TP53_2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77519" calcext:value-type="float">
            <text:p>7577519</text:p>
          </table:table-cell>
          <table:table-cell office:value-type="float" office:value="7577578" calcext:value-type="float">
            <text:p>7577578</text:p>
          </table:table-cell>
          <table:table-cell office:value-type="string" calcext:value-type="string">
            <text:p>TP53_3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78186" calcext:value-type="float">
            <text:p>7578186</text:p>
          </table:table-cell>
          <table:table-cell office:value-type="float" office:value="7578540" calcext:value-type="float">
            <text:p>7578540</text:p>
          </table:table-cell>
          <table:table-cell office:value-type="string" calcext:value-type="string">
            <text:p>TP53_4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79354" calcext:value-type="float">
            <text:p>7579354</text:p>
          </table:table-cell>
          <table:table-cell office:value-type="float" office:value="7579407" calcext:value-type="float">
            <text:p>7579407</text:p>
          </table:table-cell>
          <table:table-cell office:value-type="string" calcext:value-type="string">
            <text:p>TP53_5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579878" calcext:value-type="float">
            <text:p>7579878</text:p>
          </table:table-cell>
          <table:table-cell office:value-type="float" office:value="7579886" calcext:value-type="float">
            <text:p>7579886</text:p>
          </table:table-cell>
          <table:table-cell office:value-type="string" calcext:value-type="string">
            <text:p>TP53_6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1984668" calcext:value-type="float">
            <text:p>11984668</text:p>
          </table:table-cell>
          <table:table-cell office:value-type="float" office:value="11984832" calcext:value-type="float">
            <text:p>11984832</text:p>
          </table:table-cell>
          <table:table-cell office:value-type="string" calcext:value-type="string">
            <text:p>MAP2K4_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1998894" calcext:value-type="float">
            <text:p>11998894</text:p>
          </table:table-cell>
          <table:table-cell office:value-type="float" office:value="11998962" calcext:value-type="float">
            <text:p>11998962</text:p>
          </table:table-cell>
          <table:table-cell office:value-type="string" calcext:value-type="string">
            <text:p>MAP2K4_2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11140" calcext:value-type="float">
            <text:p>12011140</text:p>
          </table:table-cell>
          <table:table-cell office:value-type="float" office:value="12011148" calcext:value-type="float">
            <text:p>12011148</text:p>
          </table:table-cell>
          <table:table-cell office:value-type="string" calcext:value-type="string">
            <text:p>MAP2K4_3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13715" calcext:value-type="float">
            <text:p>12013715</text:p>
          </table:table-cell>
          <table:table-cell office:value-type="float" office:value="12013745" calcext:value-type="float">
            <text:p>12013745</text:p>
          </table:table-cell>
          <table:table-cell office:value-type="string" calcext:value-type="string">
            <text:p>MAP2K4_4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16561" calcext:value-type="float">
            <text:p>12016561</text:p>
          </table:table-cell>
          <table:table-cell office:value-type="float" office:value="12016642" calcext:value-type="float">
            <text:p>12016642</text:p>
          </table:table-cell>
          <table:table-cell office:value-type="string" calcext:value-type="string">
            <text:p>MAP2K4_5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28613" calcext:value-type="float">
            <text:p>12028613</text:p>
          </table:table-cell>
          <table:table-cell office:value-type="float" office:value="12028683" calcext:value-type="float">
            <text:p>12028683</text:p>
          </table:table-cell>
          <table:table-cell office:value-type="string" calcext:value-type="string">
            <text:p>MAP2K4_6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32470" calcext:value-type="float">
            <text:p>12032470</text:p>
          </table:table-cell>
          <table:table-cell office:value-type="float" office:value="12032591" calcext:value-type="float">
            <text:p>12032591</text:p>
          </table:table-cell>
          <table:table-cell office:value-type="string" calcext:value-type="string">
            <text:p>MAP2K4_7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43186" calcext:value-type="float">
            <text:p>12043186</text:p>
          </table:table-cell>
          <table:table-cell office:value-type="float" office:value="12043194" calcext:value-type="float">
            <text:p>12043194</text:p>
          </table:table-cell>
          <table:table-cell office:value-type="string" calcext:value-type="string">
            <text:p>MAP2K4_8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12044642" calcext:value-type="float">
            <text:p>12044642</text:p>
          </table:table-cell>
          <table:table-cell office:value-type="float" office:value="12044650" calcext:value-type="float">
            <text:p>12044650</text:p>
          </table:table-cell>
          <table:table-cell office:value-type="string" calcext:value-type="string">
            <text:p>MAP2K4_9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7880215" calcext:value-type="float">
            <text:p>37880215</text:p>
          </table:table-cell>
          <table:table-cell office:value-type="float" office:value="37880265" calcext:value-type="float">
            <text:p>37880265</text:p>
          </table:table-cell>
          <table:table-cell office:value-type="string" calcext:value-type="string">
            <text:p>ERBB2_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7880989" calcext:value-type="float">
            <text:p>37880989</text:p>
          </table:table-cell>
          <table:table-cell office:value-type="float" office:value="37881016" calcext:value-type="float">
            <text:p>37881016</text:p>
          </table:table-cell>
          <table:table-cell office:value-type="string" calcext:value-type="string">
            <text:p>ERBB2_2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7881328" calcext:value-type="float">
            <text:p>37881328</text:p>
          </table:table-cell>
          <table:table-cell office:value-type="float" office:value="37881444" calcext:value-type="float">
            <text:p>37881444</text:p>
          </table:table-cell>
          <table:table-cell office:value-type="string" calcext:value-type="string">
            <text:p>ERBB2_3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575165" calcext:value-type="float">
            <text:p>48575165</text:p>
          </table:table-cell>
          <table:table-cell office:value-type="float" office:value="48575174" calcext:value-type="float">
            <text:p>48575174</text:p>
          </table:table-cell>
          <table:table-cell office:value-type="string" calcext:value-type="string">
            <text:p>SMAD4_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581194" calcext:value-type="float">
            <text:p>48581194</text:p>
          </table:table-cell>
          <table:table-cell office:value-type="float" office:value="48581202" calcext:value-type="float">
            <text:p>48581202</text:p>
          </table:table-cell>
          <table:table-cell office:value-type="string" calcext:value-type="string">
            <text:p>SMAD4_2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584556" calcext:value-type="float">
            <text:p>48584556</text:p>
          </table:table-cell>
          <table:table-cell office:value-type="float" office:value="48584564" calcext:value-type="float">
            <text:p>48584564</text:p>
          </table:table-cell>
          <table:table-cell office:value-type="string" calcext:value-type="string">
            <text:p>SMAD4_3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586258" calcext:value-type="float">
            <text:p>48586258</text:p>
          </table:table-cell>
          <table:table-cell office:value-type="float" office:value="48586266" calcext:value-type="float">
            <text:p>48586266</text:p>
          </table:table-cell>
          <table:table-cell office:value-type="string" calcext:value-type="string">
            <text:p>SMAD4_4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591822" calcext:value-type="float">
            <text:p>48591822</text:p>
          </table:table-cell>
          <table:table-cell office:value-type="float" office:value="48591923" calcext:value-type="float">
            <text:p>48591923</text:p>
          </table:table-cell>
          <table:table-cell office:value-type="string" calcext:value-type="string">
            <text:p>SMAD4_5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593401" calcext:value-type="float">
            <text:p>48593401</text:p>
          </table:table-cell>
          <table:table-cell office:value-type="float" office:value="48593409" calcext:value-type="float">
            <text:p>48593409</text:p>
          </table:table-cell>
          <table:table-cell office:value-type="string" calcext:value-type="string">
            <text:p>SMAD4_6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603028" calcext:value-type="float">
            <text:p>48603028</text:p>
          </table:table-cell>
          <table:table-cell office:value-type="float" office:value="48603098" calcext:value-type="float">
            <text:p>48603098</text:p>
          </table:table-cell>
          <table:table-cell office:value-type="string" calcext:value-type="string">
            <text:p>SMAD4_7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604664" calcext:value-type="float">
            <text:p>48604664</text:p>
          </table:table-cell>
          <table:table-cell office:value-type="float" office:value="48604758" calcext:value-type="float">
            <text:p>48604758</text:p>
          </table:table-cell>
          <table:table-cell office:value-type="string" calcext:value-type="string">
            <text:p>SMAD4_8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207017" calcext:value-type="float">
            <text:p>1207017</text:p>
          </table:table-cell>
          <table:table-cell office:value-type="float" office:value="1207096" calcext:value-type="float">
            <text:p>1207096</text:p>
          </table:table-cell>
          <table:table-cell office:value-type="string" calcext:value-type="string">
            <text:p>STK11_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220483" calcext:value-type="float">
            <text:p>1220483</text:p>
          </table:table-cell>
          <table:table-cell office:value-type="float" office:value="1220506" calcext:value-type="float">
            <text:p>1220506</text:p>
          </table:table-cell>
          <table:table-cell office:value-type="string" calcext:value-type="string">
            <text:p>STK11_2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221260" calcext:value-type="float">
            <text:p>1221260</text:p>
          </table:table-cell>
          <table:table-cell office:value-type="float" office:value="1221323" calcext:value-type="float">
            <text:p>1221323</text:p>
          </table:table-cell>
          <table:table-cell office:value-type="string" calcext:value-type="string">
            <text:p>STK11_3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223055" calcext:value-type="float">
            <text:p>1223055</text:p>
          </table:table-cell>
          <table:table-cell office:value-type="float" office:value="1223129" calcext:value-type="float">
            <text:p>1223129</text:p>
          </table:table-cell>
          <table:table-cell office:value-type="string" calcext:value-type="string">
            <text:p>STK11_4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117600" calcext:value-type="float">
            <text:p>4117600</text:p>
          </table:table-cell>
          <table:table-cell office:value-type="float" office:value="4117608" calcext:value-type="float">
            <text:p>4117608</text:p>
          </table:table-cell>
          <table:table-cell office:value-type="string" calcext:value-type="string">
            <text:p>MAP2K2_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7945692" calcext:value-type="float">
            <text:p>17945692</text:p>
          </table:table-cell>
          <table:table-cell office:value-type="float" office:value="17945700" calcext:value-type="float">
            <text:p>17945700</text:p>
          </table:table-cell>
          <table:table-cell office:value-type="string" calcext:value-type="string">
            <text:p>JAK3_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7948005" calcext:value-type="float">
            <text:p>17948005</text:p>
          </table:table-cell>
          <table:table-cell office:value-type="float" office:value="17948013" calcext:value-type="float">
            <text:p>17948013</text:p>
          </table:table-cell>
          <table:table-cell office:value-type="string" calcext:value-type="string">
            <text:p>JAK3_2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9432660" calcext:value-type="float">
            <text:p>29432660</text:p>
          </table:table-cell>
          <table:table-cell office:value-type="float" office:value="29432668" calcext:value-type="float">
            <text:p>29432668</text:p>
          </table:table-cell>
          <table:table-cell office:value-type="string" calcext:value-type="string">
            <text:p>ALK_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9443691" calcext:value-type="float">
            <text:p>29443691</text:p>
          </table:table-cell>
          <table:table-cell office:value-type="float" office:value="29443699" calcext:value-type="float">
            <text:p>29443699</text:p>
          </table:table-cell>
          <table:table-cell office:value-type="string" calcext:value-type="string">
            <text:p>ALK_2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09113108" calcext:value-type="float">
            <text:p>209113108</text:p>
          </table:table-cell>
          <table:table-cell office:value-type="float" office:value="209113117" calcext:value-type="float">
            <text:p>209113117</text:p>
          </table:table-cell>
          <table:table-cell office:value-type="string" calcext:value-type="string">
            <text:p>IDH1_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288938" calcext:value-type="float">
            <text:p>212288938</text:p>
          </table:table-cell>
          <table:table-cell office:value-type="float" office:value="212288959" calcext:value-type="float">
            <text:p>212288959</text:p>
          </table:table-cell>
          <table:table-cell office:value-type="string" calcext:value-type="string">
            <text:p>ERBB4_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530062" calcext:value-type="float">
            <text:p>212530062</text:p>
          </table:table-cell>
          <table:table-cell office:value-type="float" office:value="212530139" calcext:value-type="float">
            <text:p>212530139</text:p>
          </table:table-cell>
          <table:table-cell office:value-type="string" calcext:value-type="string">
            <text:p>ERBB4_2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576853" calcext:value-type="float">
            <text:p>212576853</text:p>
          </table:table-cell>
          <table:table-cell office:value-type="float" office:value="212576861" calcext:value-type="float">
            <text:p>212576861</text:p>
          </table:table-cell>
          <table:table-cell office:value-type="string" calcext:value-type="string">
            <text:p>ERBB4_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578337" calcext:value-type="float">
            <text:p>212578337</text:p>
          </table:table-cell>
          <table:table-cell office:value-type="float" office:value="212578353" calcext:value-type="float">
            <text:p>212578353</text:p>
          </table:table-cell>
          <table:table-cell office:value-type="string" calcext:value-type="string">
            <text:p>ERBB4_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587143" calcext:value-type="float">
            <text:p>212587143</text:p>
          </table:table-cell>
          <table:table-cell office:value-type="float" office:value="212587151" calcext:value-type="float">
            <text:p>212587151</text:p>
          </table:table-cell>
          <table:table-cell office:value-type="string" calcext:value-type="string">
            <text:p>ERBB4_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589807" calcext:value-type="float">
            <text:p>212589807</text:p>
          </table:table-cell>
          <table:table-cell office:value-type="float" office:value="212589815" calcext:value-type="float">
            <text:p>212589815</text:p>
          </table:table-cell>
          <table:table-cell office:value-type="string" calcext:value-type="string">
            <text:p>ERBB4_6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652760" calcext:value-type="float">
            <text:p>212652760</text:p>
          </table:table-cell>
          <table:table-cell office:value-type="float" office:value="212652768" calcext:value-type="float">
            <text:p>212652768</text:p>
          </table:table-cell>
          <table:table-cell office:value-type="string" calcext:value-type="string">
            <text:p>ERBB4_7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2812153" calcext:value-type="float">
            <text:p>212812153</text:p>
          </table:table-cell>
          <table:table-cell office:value-type="float" office:value="212812161" calcext:value-type="float">
            <text:p>212812161</text:p>
          </table:table-cell>
          <table:table-cell office:value-type="string" calcext:value-type="string">
            <text:p>ERBB4_8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36031758" calcext:value-type="float">
            <text:p>36031758</text:p>
          </table:table-cell>
          <table:table-cell office:value-type="float" office:value="36031766" calcext:value-type="float">
            <text:p>36031766</text:p>
          </table:table-cell>
          <table:table-cell office:value-type="string" calcext:value-type="string">
            <text:p>SRC_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6164475" calcext:value-type="float">
            <text:p>36164475</text:p>
          </table:table-cell>
          <table:table-cell office:value-type="float" office:value="36164921" calcext:value-type="float">
            <text:p>36164921</text:p>
          </table:table-cell>
          <table:table-cell office:value-type="string" calcext:value-type="string">
            <text:p>RUNX1_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6171590" calcext:value-type="float">
            <text:p>36171590</text:p>
          </table:table-cell>
          <table:table-cell office:value-type="float" office:value="36171776" calcext:value-type="float">
            <text:p>36171776</text:p>
          </table:table-cell>
          <table:table-cell office:value-type="string" calcext:value-type="string">
            <text:p>RUNX1_2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6206712" calcext:value-type="float">
            <text:p>36206712</text:p>
          </table:table-cell>
          <table:table-cell office:value-type="float" office:value="36206894" calcext:value-type="float">
            <text:p>36206894</text:p>
          </table:table-cell>
          <table:table-cell office:value-type="string" calcext:value-type="string">
            <text:p>RUNX1_3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6231710" calcext:value-type="float">
            <text:p>36231710</text:p>
          </table:table-cell>
          <table:table-cell office:value-type="float" office:value="36231866" calcext:value-type="float">
            <text:p>36231866</text:p>
          </table:table-cell>
          <table:table-cell office:value-type="string" calcext:value-type="string">
            <text:p>RUNX1_4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6252848" calcext:value-type="float">
            <text:p>36252848</text:p>
          </table:table-cell>
          <table:table-cell office:value-type="float" office:value="36253024" calcext:value-type="float">
            <text:p>36253024</text:p>
          </table:table-cell>
          <table:table-cell office:value-type="string" calcext:value-type="string">
            <text:p>RUNX1_5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36259140" calcext:value-type="float">
            <text:p>36259140</text:p>
          </table:table-cell>
          <table:table-cell office:value-type="float" office:value="36259340" calcext:value-type="float">
            <text:p>36259340</text:p>
          </table:table-cell>
          <table:table-cell office:value-type="string" calcext:value-type="string">
            <text:p>RUNX1_6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0183793" calcext:value-type="float">
            <text:p>10183793</text:p>
          </table:table-cell>
          <table:table-cell office:value-type="float" office:value="10183821" calcext:value-type="float">
            <text:p>10183821</text:p>
          </table:table-cell>
          <table:table-cell office:value-type="string" calcext:value-type="string">
            <text:p>VHL_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0188241" calcext:value-type="float">
            <text:p>10188241</text:p>
          </table:table-cell>
          <table:table-cell office:value-type="float" office:value="10188305" calcext:value-type="float">
            <text:p>10188305</text:p>
          </table:table-cell>
          <table:table-cell office:value-type="string" calcext:value-type="string">
            <text:p>VHL_2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0191476" calcext:value-type="float">
            <text:p>10191476</text:p>
          </table:table-cell>
          <table:table-cell office:value-type="float" office:value="10191510" calcext:value-type="float">
            <text:p>10191510</text:p>
          </table:table-cell>
          <table:table-cell office:value-type="string" calcext:value-type="string">
            <text:p>VHL_3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41266036" calcext:value-type="float">
            <text:p>41266036</text:p>
          </table:table-cell>
          <table:table-cell office:value-type="float" office:value="41266141" calcext:value-type="float">
            <text:p>41266141</text:p>
          </table:table-cell>
          <table:table-cell office:value-type="string" calcext:value-type="string">
            <text:p>CTNNB1_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78916872" calcext:value-type="float">
            <text:p>178916872</text:p>
          </table:table-cell>
          <table:table-cell office:value-type="float" office:value="178916880" calcext:value-type="float">
            <text:p>178916880</text:p>
          </table:table-cell>
          <table:table-cell office:value-type="string" calcext:value-type="string">
            <text:p>PIK3CA_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78921549" calcext:value-type="float">
            <text:p>178921549</text:p>
          </table:table-cell>
          <table:table-cell office:value-type="float" office:value="178921557" calcext:value-type="float">
            <text:p>178921557</text:p>
          </table:table-cell>
          <table:table-cell office:value-type="string" calcext:value-type="string">
            <text:p>PIK3CA_2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78927976" calcext:value-type="float">
            <text:p>178927976</text:p>
          </table:table-cell>
          <table:table-cell office:value-type="float" office:value="178927984" calcext:value-type="float">
            <text:p>178927984</text:p>
          </table:table-cell>
          <table:table-cell office:value-type="string" calcext:value-type="string">
            <text:p>PIK3CA_3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78936070" calcext:value-type="float">
            <text:p>178936070</text:p>
          </table:table-cell>
          <table:table-cell office:value-type="float" office:value="178936099" calcext:value-type="float">
            <text:p>178936099</text:p>
          </table:table-cell>
          <table:table-cell office:value-type="string" calcext:value-type="string">
            <text:p>PIK3CA_4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78938856" calcext:value-type="float">
            <text:p>178938856</text:p>
          </table:table-cell>
          <table:table-cell office:value-type="float" office:value="178938864" calcext:value-type="float">
            <text:p>178938864</text:p>
          </table:table-cell>
          <table:table-cell office:value-type="string" calcext:value-type="string">
            <text:p>PIK3CA_5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78952003" calcext:value-type="float">
            <text:p>178952003</text:p>
          </table:table-cell>
          <table:table-cell office:value-type="float" office:value="178952154" calcext:value-type="float">
            <text:p>178952154</text:p>
          </table:table-cell>
          <table:table-cell office:value-type="string" calcext:value-type="string">
            <text:p>PIK3CA_6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03560" calcext:value-type="float">
            <text:p>1803560</text:p>
          </table:table-cell>
          <table:table-cell office:value-type="float" office:value="1803572" calcext:value-type="float">
            <text:p>1803572</text:p>
          </table:table-cell>
          <table:table-cell office:value-type="string" calcext:value-type="string">
            <text:p>FGFR3_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06115" calcext:value-type="float">
            <text:p>1806115</text:p>
          </table:table-cell>
          <table:table-cell office:value-type="float" office:value="1806157" calcext:value-type="float">
            <text:p>1806157</text:p>
          </table:table-cell>
          <table:table-cell office:value-type="string" calcext:value-type="string">
            <text:p>FGFR3_2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07858" calcext:value-type="float">
            <text:p>1807858</text:p>
          </table:table-cell>
          <table:table-cell office:value-type="float" office:value="1807894" calcext:value-type="float">
            <text:p>1807894</text:p>
          </table:table-cell>
          <table:table-cell office:value-type="string" calcext:value-type="string">
            <text:p>FGFR3_3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08327" calcext:value-type="float">
            <text:p>1808327</text:p>
          </table:table-cell>
          <table:table-cell office:value-type="float" office:value="1808335" calcext:value-type="float">
            <text:p>1808335</text:p>
          </table:table-cell>
          <table:table-cell office:value-type="string" calcext:value-type="string">
            <text:p>FGFR3_4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08945" calcext:value-type="float">
            <text:p>1808945</text:p>
          </table:table-cell>
          <table:table-cell office:value-type="float" office:value="1808953" calcext:value-type="float">
            <text:p>1808953</text:p>
          </table:table-cell>
          <table:table-cell office:value-type="string" calcext:value-type="string">
            <text:p>FGFR3_5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141009" calcext:value-type="float">
            <text:p>55141009</text:p>
          </table:table-cell>
          <table:table-cell office:value-type="float" office:value="55141053" calcext:value-type="float">
            <text:p>55141053</text:p>
          </table:table-cell>
          <table:table-cell office:value-type="string" calcext:value-type="string">
            <text:p>PDGFRA_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144142" calcext:value-type="float">
            <text:p>55144142</text:p>
          </table:table-cell>
          <table:table-cell office:value-type="float" office:value="55144150" calcext:value-type="float">
            <text:p>55144150</text:p>
          </table:table-cell>
          <table:table-cell office:value-type="string" calcext:value-type="string">
            <text:p>PDGFRA_2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144543" calcext:value-type="float">
            <text:p>55144543</text:p>
          </table:table-cell>
          <table:table-cell office:value-type="float" office:value="55144551" calcext:value-type="float">
            <text:p>55144551</text:p>
          </table:table-cell>
          <table:table-cell office:value-type="string" calcext:value-type="string">
            <text:p>PDGFRA_3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152036" calcext:value-type="float">
            <text:p>55152036</text:p>
          </table:table-cell>
          <table:table-cell office:value-type="float" office:value="55152113" calcext:value-type="float">
            <text:p>55152113</text:p>
          </table:table-cell>
          <table:table-cell office:value-type="string" calcext:value-type="string">
            <text:p>PDGFRA_4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61760" calcext:value-type="float">
            <text:p>55561760</text:p>
          </table:table-cell>
          <table:table-cell office:value-type="float" office:value="55561768" calcext:value-type="float">
            <text:p>55561768</text:p>
          </table:table-cell>
          <table:table-cell office:value-type="string" calcext:value-type="string">
            <text:p>KIT_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92181" calcext:value-type="float">
            <text:p>55592181</text:p>
          </table:table-cell>
          <table:table-cell office:value-type="float" office:value="55592190" calcext:value-type="float">
            <text:p>55592190</text:p>
          </table:table-cell>
          <table:table-cell office:value-type="string" calcext:value-type="string">
            <text:p>KIT_2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93460" calcext:value-type="float">
            <text:p>55593460</text:p>
          </table:table-cell>
          <table:table-cell office:value-type="float" office:value="55593693" calcext:value-type="float">
            <text:p>55593693</text:p>
          </table:table-cell>
          <table:table-cell office:value-type="string" calcext:value-type="string">
            <text:p>KIT_3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94217" calcext:value-type="float">
            <text:p>55594217</text:p>
          </table:table-cell>
          <table:table-cell office:value-type="float" office:value="55594262" calcext:value-type="float">
            <text:p>55594262</text:p>
          </table:table-cell>
          <table:table-cell office:value-type="string" calcext:value-type="string">
            <text:p>KIT_4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95515" calcext:value-type="float">
            <text:p>55595515</text:p>
          </table:table-cell>
          <table:table-cell office:value-type="float" office:value="55595523" calcext:value-type="float">
            <text:p>55595523</text:p>
          </table:table-cell>
          <table:table-cell office:value-type="string" calcext:value-type="string">
            <text:p>KIT_5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97491" calcext:value-type="float">
            <text:p>55597491</text:p>
          </table:table-cell>
          <table:table-cell office:value-type="float" office:value="55597501" calcext:value-type="float">
            <text:p>55597501</text:p>
          </table:table-cell>
          <table:table-cell office:value-type="string" calcext:value-type="string">
            <text:p>KIT_6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599316" calcext:value-type="float">
            <text:p>55599316</text:p>
          </table:table-cell>
          <table:table-cell office:value-type="float" office:value="55599352" calcext:value-type="float">
            <text:p>55599352</text:p>
          </table:table-cell>
          <table:table-cell office:value-type="string" calcext:value-type="string">
            <text:p>KIT_7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5602690" calcext:value-type="float">
            <text:p>55602690</text:p>
          </table:table-cell>
          <table:table-cell office:value-type="float" office:value="55602698" calcext:value-type="float">
            <text:p>55602698</text:p>
          </table:table-cell>
          <table:table-cell office:value-type="string" calcext:value-type="string">
            <text:p>KIT_8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22710" calcext:value-type="float">
            <text:p>67522710</text:p>
          </table:table-cell>
          <table:table-cell office:value-type="float" office:value="67522718" calcext:value-type="float">
            <text:p>67522718</text:p>
          </table:table-cell>
          <table:table-cell office:value-type="string" calcext:value-type="string">
            <text:p>PIK3R1_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69819" calcext:value-type="float">
            <text:p>67569819</text:p>
          </table:table-cell>
          <table:table-cell office:value-type="float" office:value="67569827" calcext:value-type="float">
            <text:p>67569827</text:p>
          </table:table-cell>
          <table:table-cell office:value-type="string" calcext:value-type="string">
            <text:p>PIK3R1_2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76767" calcext:value-type="float">
            <text:p>67576767</text:p>
          </table:table-cell>
          <table:table-cell office:value-type="float" office:value="67576823" calcext:value-type="float">
            <text:p>67576823</text:p>
          </table:table-cell>
          <table:table-cell office:value-type="string" calcext:value-type="string">
            <text:p>PIK3R1_3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88082" calcext:value-type="float">
            <text:p>67588082</text:p>
          </table:table-cell>
          <table:table-cell office:value-type="float" office:value="67588176" calcext:value-type="float">
            <text:p>67588176</text:p>
          </table:table-cell>
          <table:table-cell office:value-type="string" calcext:value-type="string">
            <text:p>PIK3R1_4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88912" calcext:value-type="float">
            <text:p>67588912</text:p>
          </table:table-cell>
          <table:table-cell office:value-type="float" office:value="67589229" calcext:value-type="float">
            <text:p>67589229</text:p>
          </table:table-cell>
          <table:table-cell office:value-type="string" calcext:value-type="string">
            <text:p>PIK3R1_5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89550" calcext:value-type="float">
            <text:p>67589550</text:p>
          </table:table-cell>
          <table:table-cell office:value-type="float" office:value="67589668" calcext:value-type="float">
            <text:p>67589668</text:p>
          </table:table-cell>
          <table:table-cell office:value-type="string" calcext:value-type="string">
            <text:p>PIK3R1_6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90328" calcext:value-type="float">
            <text:p>67590328</text:p>
          </table:table-cell>
          <table:table-cell office:value-type="float" office:value="67590472" calcext:value-type="float">
            <text:p>67590472</text:p>
          </table:table-cell>
          <table:table-cell office:value-type="string" calcext:value-type="string">
            <text:p>PIK3R1_7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90984" calcext:value-type="float">
            <text:p>67590984</text:p>
          </table:table-cell>
          <table:table-cell office:value-type="float" office:value="67591431" calcext:value-type="float">
            <text:p>67591431</text:p>
          </table:table-cell>
          <table:table-cell office:value-type="string" calcext:value-type="string">
            <text:p>PIK3R1_8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92080" calcext:value-type="float">
            <text:p>67592080</text:p>
          </table:table-cell>
          <table:table-cell office:value-type="float" office:value="67592134" calcext:value-type="float">
            <text:p>67592134</text:p>
          </table:table-cell>
          <table:table-cell office:value-type="string" calcext:value-type="string">
            <text:p>PIK3R1_9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67593246" calcext:value-type="float">
            <text:p>67593246</text:p>
          </table:table-cell>
          <table:table-cell office:value-type="float" office:value="67593362" calcext:value-type="float">
            <text:p>67593362</text:p>
          </table:table-cell>
          <table:table-cell office:value-type="string" calcext:value-type="string">
            <text:p>PIK3R1_1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49433640" calcext:value-type="float">
            <text:p>149433640</text:p>
          </table:table-cell>
          <table:table-cell office:value-type="float" office:value="149433650" calcext:value-type="float">
            <text:p>149433650</text:p>
          </table:table-cell>
          <table:table-cell office:value-type="string" calcext:value-type="string">
            <text:p>CSF1R_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49453040" calcext:value-type="float">
            <text:p>149453040</text:p>
          </table:table-cell>
          <table:table-cell office:value-type="float" office:value="149453048" calcext:value-type="float">
            <text:p>149453048</text:p>
          </table:table-cell>
          <table:table-cell office:value-type="string" calcext:value-type="string">
            <text:p>CSF1R_2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70837543" calcext:value-type="float">
            <text:p>170837543</text:p>
          </table:table-cell>
          <table:table-cell office:value-type="float" office:value="170837552" calcext:value-type="float">
            <text:p>170837552</text:p>
          </table:table-cell>
          <table:table-cell office:value-type="string" calcext:value-type="string">
            <text:p>NPM1_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11076" calcext:value-type="float">
            <text:p>55211076</text:p>
          </table:table-cell>
          <table:table-cell office:value-type="float" office:value="55211084" calcext:value-type="float">
            <text:p>55211084</text:p>
          </table:table-cell>
          <table:table-cell office:value-type="string" calcext:value-type="string">
            <text:p>EGFR_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21818" calcext:value-type="float">
            <text:p>55221818</text:p>
          </table:table-cell>
          <table:table-cell office:value-type="float" office:value="55221826" calcext:value-type="float">
            <text:p>55221826</text:p>
          </table:table-cell>
          <table:table-cell office:value-type="string" calcext:value-type="string">
            <text:p>EGFR_2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33039" calcext:value-type="float">
            <text:p>55233039</text:p>
          </table:table-cell>
          <table:table-cell office:value-type="float" office:value="55233047" calcext:value-type="float">
            <text:p>55233047</text:p>
          </table:table-cell>
          <table:table-cell office:value-type="string" calcext:value-type="string">
            <text:p>EGFR_3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41673" calcext:value-type="float">
            <text:p>55241673</text:p>
          </table:table-cell>
          <table:table-cell office:value-type="float" office:value="55241712" calcext:value-type="float">
            <text:p>55241712</text:p>
          </table:table-cell>
          <table:table-cell office:value-type="string" calcext:value-type="string">
            <text:p>EGFR_4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42414" calcext:value-type="float">
            <text:p>55242414</text:p>
          </table:table-cell>
          <table:table-cell office:value-type="float" office:value="55242515" calcext:value-type="float">
            <text:p>55242515</text:p>
          </table:table-cell>
          <table:table-cell office:value-type="string" calcext:value-type="string">
            <text:p>EGFR_5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49001" calcext:value-type="float">
            <text:p>55249001</text:p>
          </table:table-cell>
          <table:table-cell office:value-type="float" office:value="55249135" calcext:value-type="float">
            <text:p>55249135</text:p>
          </table:table-cell>
          <table:table-cell office:value-type="string" calcext:value-type="string">
            <text:p>EGFR_6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5259510" calcext:value-type="float">
            <text:p>55259510</text:p>
          </table:table-cell>
          <table:table-cell office:value-type="float" office:value="55259528" calcext:value-type="float">
            <text:p>55259528</text:p>
          </table:table-cell>
          <table:table-cell office:value-type="string" calcext:value-type="string">
            <text:p>EGFR_7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16339638" calcext:value-type="float">
            <text:p>116339638</text:p>
          </table:table-cell>
          <table:table-cell office:value-type="float" office:value="116339646" calcext:value-type="float">
            <text:p>116339646</text:p>
          </table:table-cell>
          <table:table-cell office:value-type="string" calcext:value-type="string">
            <text:p>MET_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16340258" calcext:value-type="float">
            <text:p>116340258</text:p>
          </table:table-cell>
          <table:table-cell office:value-type="float" office:value="116340266" calcext:value-type="float">
            <text:p>116340266</text:p>
          </table:table-cell>
          <table:table-cell office:value-type="string" calcext:value-type="string">
            <text:p>MET_2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16411986" calcext:value-type="float">
            <text:p>116411986</text:p>
          </table:table-cell>
          <table:table-cell office:value-type="float" office:value="116411994" calcext:value-type="float">
            <text:p>116411994</text:p>
          </table:table-cell>
          <table:table-cell office:value-type="string" calcext:value-type="string">
            <text:p>MET_3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16417459" calcext:value-type="float">
            <text:p>116417459</text:p>
          </table:table-cell>
          <table:table-cell office:value-type="float" office:value="116417468" calcext:value-type="float">
            <text:p>116417468</text:p>
          </table:table-cell>
          <table:table-cell office:value-type="string" calcext:value-type="string">
            <text:p>MET_4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16423409" calcext:value-type="float">
            <text:p>116423409</text:p>
          </table:table-cell>
          <table:table-cell office:value-type="float" office:value="116423478" calcext:value-type="float">
            <text:p>116423478</text:p>
          </table:table-cell>
          <table:table-cell office:value-type="string" calcext:value-type="string">
            <text:p>MET_5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28845097" calcext:value-type="float">
            <text:p>128845097</text:p>
          </table:table-cell>
          <table:table-cell office:value-type="float" office:value="128845105" calcext:value-type="float">
            <text:p>128845105</text:p>
          </table:table-cell>
          <table:table-cell office:value-type="string" calcext:value-type="string">
            <text:p>SMO_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28846036" calcext:value-type="float">
            <text:p>128846036</text:p>
          </table:table-cell>
          <table:table-cell office:value-type="float" office:value="128846044" calcext:value-type="float">
            <text:p>128846044</text:p>
          </table:table-cell>
          <table:table-cell office:value-type="string" calcext:value-type="string">
            <text:p>SMO_2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28846370" calcext:value-type="float">
            <text:p>128846370</text:p>
          </table:table-cell>
          <table:table-cell office:value-type="float" office:value="128846378" calcext:value-type="float">
            <text:p>128846378</text:p>
          </table:table-cell>
          <table:table-cell office:value-type="string" calcext:value-type="string">
            <text:p>SMO_3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28850337" calcext:value-type="float">
            <text:p>128850337</text:p>
          </table:table-cell>
          <table:table-cell office:value-type="float" office:value="128850345" calcext:value-type="float">
            <text:p>128850345</text:p>
          </table:table-cell>
          <table:table-cell office:value-type="string" calcext:value-type="string">
            <text:p>SMO_4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28851589" calcext:value-type="float">
            <text:p>128851589</text:p>
          </table:table-cell>
          <table:table-cell office:value-type="float" office:value="128851597" calcext:value-type="float">
            <text:p>128851597</text:p>
          </table:table-cell>
          <table:table-cell office:value-type="string" calcext:value-type="string">
            <text:p>SMO_5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40453117" calcext:value-type="float">
            <text:p>140453117</text:p>
          </table:table-cell>
          <table:table-cell office:value-type="float" office:value="140453197" calcext:value-type="float">
            <text:p>140453197</text:p>
          </table:table-cell>
          <table:table-cell office:value-type="string" calcext:value-type="string">
            <text:p>BRAF_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40481393" calcext:value-type="float">
            <text:p>140481393</text:p>
          </table:table-cell>
          <table:table-cell office:value-type="float" office:value="140481482" calcext:value-type="float">
            <text:p>140481482</text:p>
          </table:table-cell>
          <table:table-cell office:value-type="string" calcext:value-type="string">
            <text:p>BRAF_2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38282205" calcext:value-type="float">
            <text:p>38282205</text:p>
          </table:table-cell>
          <table:table-cell office:value-type="float" office:value="38282213" calcext:value-type="float">
            <text:p>38282213</text:p>
          </table:table-cell>
          <table:table-cell office:value-type="string" calcext:value-type="string">
            <text:p>FGFR1_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38285934" calcext:value-type="float">
            <text:p>38285934</text:p>
          </table:table-cell>
          <table:table-cell office:value-type="float" office:value="38285942" calcext:value-type="float">
            <text:p>38285942</text:p>
          </table:table-cell>
          <table:table-cell office:value-type="string" calcext:value-type="string">
            <text:p>FGFR1_2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5073765" calcext:value-type="float">
            <text:p>5073765</text:p>
          </table:table-cell>
          <table:table-cell office:value-type="float" office:value="5073774" calcext:value-type="float">
            <text:p>5073774</text:p>
          </table:table-cell>
          <table:table-cell office:value-type="string" calcext:value-type="string">
            <text:p>JAK2_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21971149" calcext:value-type="float">
            <text:p>21971149</text:p>
          </table:table-cell>
          <table:table-cell office:value-type="float" office:value="21971191" calcext:value-type="float">
            <text:p>21971191</text:p>
          </table:table-cell>
          <table:table-cell office:value-type="string" calcext:value-type="string">
            <text:p>CDKN2A_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5074151" calcext:value-type="float">
            <text:p>35074151</text:p>
          </table:table-cell>
          <table:table-cell office:value-type="float" office:value="35074159" calcext:value-type="float">
            <text:p>35074159</text:p>
          </table:table-cell>
          <table:table-cell office:value-type="string" calcext:value-type="string">
            <text:p>FANCG_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5075479" calcext:value-type="float">
            <text:p>35075479</text:p>
          </table:table-cell>
          <table:table-cell office:value-type="float" office:value="35075613" calcext:value-type="float">
            <text:p>35075613</text:p>
          </table:table-cell>
          <table:table-cell office:value-type="string" calcext:value-type="string">
            <text:p>FANCG_2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5075997" calcext:value-type="float">
            <text:p>35075997</text:p>
          </table:table-cell>
          <table:table-cell office:value-type="float" office:value="35076005" calcext:value-type="float">
            <text:p>35076005</text:p>
          </table:table-cell>
          <table:table-cell office:value-type="string" calcext:value-type="string">
            <text:p>FANCG_3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97864063" calcext:value-type="float">
            <text:p>97864063</text:p>
          </table:table-cell>
          <table:table-cell office:value-type="float" office:value="97864071" calcext:value-type="float">
            <text:p>97864071</text:p>
          </table:table-cell>
          <table:table-cell office:value-type="string" calcext:value-type="string">
            <text:p>FANCC_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97869529" calcext:value-type="float">
            <text:p>97869529</text:p>
          </table:table-cell>
          <table:table-cell office:value-type="float" office:value="97869537" calcext:value-type="float">
            <text:p>97869537</text:p>
          </table:table-cell>
          <table:table-cell office:value-type="string" calcext:value-type="string">
            <text:p>FANCC_2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97887404" calcext:value-type="float">
            <text:p>97887404</text:p>
          </table:table-cell>
          <table:table-cell office:value-type="float" office:value="97887412" calcext:value-type="float">
            <text:p>97887412</text:p>
          </table:table-cell>
          <table:table-cell office:value-type="string" calcext:value-type="string">
            <text:p>FANCC_3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98002985" calcext:value-type="float">
            <text:p>98002985</text:p>
          </table:table-cell>
          <table:table-cell office:value-type="float" office:value="98002993" calcext:value-type="float">
            <text:p>98002993</text:p>
          </table:table-cell>
          <table:table-cell office:value-type="string" calcext:value-type="string">
            <text:p>FANCC_4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3738326" calcext:value-type="float">
            <text:p>133738326</text:p>
          </table:table-cell>
          <table:table-cell office:value-type="float" office:value="133738368" calcext:value-type="float">
            <text:p>133738368</text:p>
          </table:table-cell>
          <table:table-cell office:value-type="string" calcext:value-type="string">
            <text:p>ABL1_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3747516" calcext:value-type="float">
            <text:p>133747516</text:p>
          </table:table-cell>
          <table:table-cell office:value-type="float" office:value="133747524" calcext:value-type="float">
            <text:p>133747524</text:p>
          </table:table-cell>
          <table:table-cell office:value-type="string" calcext:value-type="string">
            <text:p>ABL1_2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3748279" calcext:value-type="float">
            <text:p>133748279</text:p>
          </table:table-cell>
          <table:table-cell office:value-type="float" office:value="133748418" calcext:value-type="float">
            <text:p>133748418</text:p>
          </table:table-cell>
          <table:table-cell office:value-type="string" calcext:value-type="string">
            <text:p>ABL1_3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3750352" calcext:value-type="float">
            <text:p>133750352</text:p>
          </table:table-cell>
          <table:table-cell office:value-type="float" office:value="133750360" calcext:value-type="float">
            <text:p>133750360</text:p>
          </table:table-cell>
          <table:table-cell office:value-type="string" calcext:value-type="string">
            <text:p>ABL1_4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9397764" calcext:value-type="float">
            <text:p>139397764</text:p>
          </table:table-cell>
          <table:table-cell office:value-type="float" office:value="139397772" calcext:value-type="float">
            <text:p>139397772</text:p>
          </table:table-cell>
          <table:table-cell office:value-type="string" calcext:value-type="string">
            <text:p>NOTCH1_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9399340" calcext:value-type="float">
            <text:p>139399340</text:p>
          </table:table-cell>
          <table:table-cell office:value-type="float" office:value="139399426" calcext:value-type="float">
            <text:p>139399426</text:p>
          </table:table-cell>
          <table:table-cell office:value-type="string" calcext:value-type="string">
            <text:p>NOTCH1_2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765563" calcext:value-type="float">
            <text:p>66765563</text:p>
          </table:table-cell>
          <table:table-cell office:value-type="float" office:value="66765697" calcext:value-type="float">
            <text:p>66765697</text:p>
          </table:table-cell>
          <table:table-cell office:value-type="string" calcext:value-type="string">
            <text:p>AR_1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766047" calcext:value-type="float">
            <text:p>66766047</text:p>
          </table:table-cell>
          <table:table-cell office:value-type="float" office:value="66766055" calcext:value-type="float">
            <text:p>66766055</text:p>
          </table:table-cell>
          <table:table-cell office:value-type="string" calcext:value-type="string">
            <text:p>AR_2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905917" calcext:value-type="float">
            <text:p>66905917</text:p>
          </table:table-cell>
          <table:table-cell office:value-type="float" office:value="66905925" calcext:value-type="float">
            <text:p>66905925</text:p>
          </table:table-cell>
          <table:table-cell office:value-type="string" calcext:value-type="string">
            <text:p>AR_3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931398" calcext:value-type="float">
            <text:p>66931398</text:p>
          </table:table-cell>
          <table:table-cell office:value-type="float" office:value="66931532" calcext:value-type="float">
            <text:p>66931532</text:p>
          </table:table-cell>
          <table:table-cell office:value-type="string" calcext:value-type="string">
            <text:p>AR_4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937327" calcext:value-type="float">
            <text:p>66937327</text:p>
          </table:table-cell>
          <table:table-cell office:value-type="float" office:value="66937397" calcext:value-type="float">
            <text:p>66937397</text:p>
          </table:table-cell>
          <table:table-cell office:value-type="string" calcext:value-type="string">
            <text:p>AR_5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942733" calcext:value-type="float">
            <text:p>66942733</text:p>
          </table:table-cell>
          <table:table-cell office:value-type="float" office:value="66942741" calcext:value-type="float">
            <text:p>66942741</text:p>
          </table:table-cell>
          <table:table-cell office:value-type="string" calcext:value-type="string">
            <text:p>AR_6</text:p>
          </table:table-cell>
        </table:table-row>
        <table:table-row table:style-name="ro1">
          <table:table-cell office:value-type="string" calcext:value-type="string">
            <text:p>chrX</text:p>
          </table:table-cell>
          <table:table-cell office:value-type="float" office:value="66943678" calcext:value-type="float">
            <text:p>66943678</text:p>
          </table:table-cell>
          <table:table-cell office:value-type="float" office:value="66943686" calcext:value-type="float">
            <text:p>66943686</text:p>
          </table:table-cell>
          <table:table-cell office:value-type="string" calcext:value-type="string">
            <text:p>AR_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0:25:00.903130845</meta:creation-date>
    <dc:date>2016-01-25T10:26:14.667185912</dc:date>
    <meta:editing-duration>P0D</meta:editing-duration>
    <meta:editing-cycles>1</meta:editing-cycles>
    <meta:document-statistic meta:table-count="1" meta:cell-count="796" meta:object-count="0"/>
    <meta:generator>LibreOffice/4.2.8.2$Linux_X86_64 LibreOffice_project/420m0$Build-2</meta:generator>
  </office:meta>
</office:document-meta>
</file>